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3" svg:font-family="'Myriad Pro'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1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4" svg:font-family="'Myriad Pro'" style:font-family-generic="swiss" style:font-pitch="variable"/>
    <style:font-face style:name="Myriad Pro2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6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color="#4c4c4c" style:font-name="Myriad Pro4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2" style:family="paragraph" style:parent-style-name="Heading_20_1" style:master-page-name="First_20_Page">
      <style:paragraph-properties style:page-number="auto" fo:break-before="page"/>
    </style:style>
    <style:style style:name="P3" style:family="paragraph" style:parent-style-name="Footer">
      <style:text-properties fo:language="en" fo:country="GB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Default_20_Paragraph_20_Font"><text:s/>Linear reference system (LRS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3" svg:font-family="'Myriad Pro'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1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4" svg:font-family="'Myriad Pro'" style:font-family-generic="swiss" style:font-pitch="variable"/>
    <style:font-face style:name="Myriad Pro2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6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background-color="transparent">
        <style:tab-stops/>
        <style:background-image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style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1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style:contextual-spacing="false" fo:keep-together="always" fo:hyphenation-ladder-count="no-limit" style:page-number="auto" fo:keep-with-next="always"/>
      <style:text-properties fo:color="#ff950e" style:font-name="Myriad Pro1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style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style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style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text-indent="-0.499cm" style:auto-text-indent="false"/>
    </style:style>
    <style:style style:name="Footer" style:family="paragraph" style:parent-style-name="Standard" style:class="extra"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color="#666666" style:font-name="Myriad Pro2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style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style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style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left="0.199cm" fo:margin-right="0cm" fo:margin-top="0.423cm" fo:margin-bottom="0.212cm" style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  <style:background-image/>
      </style:paragraph-properties>
      <style:text-properties fo:text-transform="uppercase" fo:color="#666666" style:font-name="Myriad Pro2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margin-top="0.212cm" fo:margin-bottom="0.212cm" style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  <style:background-image/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style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style:contextual-spacing="false" fo:text-align="end" style:justify-single-word="false" fo:keep-together="always" fo:padding="0cm" fo:border="none" style:shadow="none" fo:keep-with-next="always"/>
      <style:text-properties fo:color="#ff950e" style:font-name="Myriad Pro2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style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style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style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style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style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style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style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style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style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style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style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style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style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style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style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style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style:contextual-spacing="false" fo:text-indent="-0.635cm" style:auto-text-indent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style:contextual-spacing="false" fo:text-indent="-2cm" style:auto-text-indent="false" fo:background-color="#cccccc" fo:padding="0.035cm" fo:border="0.51pt solid #000000">
        <style:background-image/>
      </style:paragraph-properties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style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style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style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style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style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style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style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style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style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style:contextual-spacing="false"/>
    </style:style>
    <style:style style:name="resaltar" style:family="paragraph" style:parent-style-name="Standard">
      <style:paragraph-properties fo:margin-left="2cm" fo:margin-right="0cm" fo:margin-top="0.423cm" fo:margin-bottom="0.423cm" style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style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style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style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style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style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style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style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style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style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style:contextual-spacing="false"/>
    </style:style>
    <style:style style:name="Nombre" style:family="paragraph" style:parent-style-name="Text_20_body">
      <style:paragraph-properties fo:margin-left="0.751cm" fo:margin-right="0cm" fo:margin-top="0cm" fo:margin-bottom="0cm" style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style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style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style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style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style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style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style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style:paragraph-properties fo:margin-top="0.423cm" fo:margin-bottom="0.423cm" style:contextual-spacing="false" fo:text-align="start" style:justify-single-word="false" fo:background-color="#ff0000" fo:padding="0.035cm" fo:border="0.51pt solid #000000" style:shadow="#000000 0.062cm 0.062cm">
        <style:background-image/>
      </style:paragraph-properties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style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style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style:paragraph-properties fo:margin-left="0cm" fo:margin-right="1.3cm" fo:margin-top="0.212cm" fo:margin-bottom="0.212cm" style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>
        <style:background-image/>
      </style:paragraph-properties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style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style:paragraph-properties fo:margin-left="1.9cm" fo:margin-right="1.349cm" fo:margin-top="0.176cm" fo:margin-bottom="0.423cm" style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>
        <style:background-image/>
      </style:paragraph-properties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style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style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style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style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style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style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style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style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style:paragraph-properties fo:margin-left="0cm" fo:margin-right="0cm" fo:margin-top="0cm" fo:margin-bottom="0cm" style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>
        <style:background-image/>
      </style:paragraph-properties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style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style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style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style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style:paragraph-properties fo:orphans="2" fo:widows="2" fo:break-before="page" fo:background-color="#cccccc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style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style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style:paragraph-properties fo:background-color="#e5e5e5" fo:padding-left="0.141cm" fo:padding-right="0.141cm" fo:padding-top="0.035cm" fo:padding-bottom="0.035cm" fo:border="0.51pt solid #00000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style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style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style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style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style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style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style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style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style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style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style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style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style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style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style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style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style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style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style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style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style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style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style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style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style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style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style:paragraph-properties fo:margin-left="0cm" fo:margin-right="0cm" fo:margin-top="0.212cm" fo:margin-bottom="0.423cm" style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  <style:background-image/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style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style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style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style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style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style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style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style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style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style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style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style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style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style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style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style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style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style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style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style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style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style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style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style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style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style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style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style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style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style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style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style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style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style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style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style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style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style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style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style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style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style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style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style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style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style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style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3" fo:font-family="'Myriad Pro'" fo:font-size="10pt" style:font-name-asian="Myriad Pro3" style:font-family-asian="'Myriad Pro'" style:font-size-asian="10pt" style:font-name-complex="Myriad Pro3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style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2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style:paragraph-properties fo:margin-top="0.199cm" fo:margin-bottom="0cm" style:contextual-spacing="false" fo:text-align="end" style:justify-single-word="false" style:page-number="auto" fo:background-color="transparent" style:shadow="none">
        <style:background-image/>
      </style:paragraph-properties>
      <style:text-properties fo:font-variant="normal" fo:text-transform="none" fo:color="#ff950e" style:font-name="Myriad Pro4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style:contextual-spacing="false" fo:line-height="150%"/>
      <style:text-properties fo:color="#ff950e" style:font-name="Myriad Pro2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style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6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4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4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luz</meta:initial-creator>
    <meta:creation-date>2006-11-15T19:05:00</meta:creation-date>
    <dc:date>2017-02-20T15:59:53.396000000</dc:date>
    <meta:printed-by>Alvaro Anguix</meta:printed-by>
    <meta:print-date>2007-08-23T12:41:25</meta:print-date>
    <meta:editing-cycles>490</meta:editing-cycles>
    <meta:editing-duration>P3DT9H44M5S</meta:editing-duration>
    <meta:document-statistic meta:table-count="1" meta:image-count="0" meta:object-count="0" meta:page-count="1" meta:paragraph-count="1" meta:word-count="4" meta:character-count="30" meta:non-whitespace-character-count="26"/>
    <meta:user-defined meta:name="Info 1"/>
    <meta:user-defined meta:name="Info 2"/>
    <meta:user-defined meta:name="Info 3"/>
    <meta:user-defined meta:name="Info 4"/>
  </office:meta>
</office:document-meta>
</file>